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7.1146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Catalogue_20_Pricing_20_Upd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Pricing Update" table:style-name="ta1" table:print-ranges="'Catalogue Pricing Update'.A2:'Catalogue Pricing Update'.AE2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7" table:default-cell-style-name="ce3"/>
        <table:table-column table:style-name="co8" table:default-cell-style-name="ce20"/>
        <table:table-column table:style-name="co9" table:default-cell-style-name="ce3"/>
        <table:table-column table:style-name="co10" table:default-cell-style-name="ce30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3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4.1323in" svg:height="2.1996in" svg:x="3.1657in" svg:y="0.1091in" draw:caption-point-x="-3.1657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1996in" svg:x="9.6205in" svg:y="0.1091in" draw:caption-point-x="-9.6205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87in" svg:height="2.1996in" svg:x="10.6969in" svg:y="0.1091in" draw:caption-point-x="-10.6969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563in" svg:height="2.1996in" svg:x="12.4248in" svg:y="0.1091in" draw:caption-point-x="-12.4248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8.2843in" svg:height="0.8906in" svg:x="13.5988in" svg:y="0.0291in" draw:caption-point-x="-13.5988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4.2717in" svg:height="1.9791in" svg:x="14.9248in" svg:y="0.0291in" draw:caption-point-x="-14.9248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4.272in" svg:height="1.9791in" svg:x="15.8157in" svg:y="0.0291in" draw:caption-point-x="-15.8157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26in" svg:height="1.3559in" svg:x="16.7071in" svg:y="0.0291in" draw:caption-point-x="-16.7071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1996in" svg:x="17.598in" svg:y="0.1091in" draw:caption-point-x="-17.598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85in" svg:height="2.1996in" svg:x="20.2713in" svg:y="0.1091in" draw:caption-point-x="-20.2713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882in" svg:height="2.1996in" svg:x="21.6299in" svg:y="0.1091in" draw:caption-point-x="-21.6299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1996in" svg:x="24.4894in" svg:y="0.1091in" draw:caption-point-x="-24.4894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8in" svg:height="2.1996in" svg:x="24.9134in" svg:y="0.1091in" draw:caption-point-x="-24.913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488in" svg:height="2.1996in" svg:x="26.4886in" svg:y="0.1091in" draw:caption-point-x="-26.488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3.3925in" svg:height="2.1996in" svg:x="31.8165in" svg:y="0.1091in" draw:caption-point-x="-31.8165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4" office:value-type="string">
            <office:annotation draw:style-name="gr1" draw:text-style-name="P1" svg:width="1.7512in" svg:height="2.1996in" svg:x="37.1421in" svg:y="0.1091in" draw:caption-point-x="-37.1421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1.7724in" svg:height="2.1996in" svg:x="38.1201in" svg:y="0.1091in" draw:caption-point-x="-38.1201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6" office:value-type="string">
            <text:p>Context: Business Process</text:p>
          </table:table-cell>
          <table:table-cell table:style-name="ce46" office:value-type="string">
            <text:p>Context: Region (Geopolitical)</text:p>
          </table:table-cell>
          <table:table-cell table:style-name="ce46" office:value-type="string">
            <text:p>Context: Official Constraints</text:p>
          </table:table-cell>
          <table:table-cell table:style-name="ce46" office:value-type="string">
            <text:p>Context: Product</text:p>
          </table:table-cell>
          <table:table-cell table:style-name="ce46" office:value-type="string">
            <text:p>Context: Industry</text:p>
          </table:table-cell>
          <table:table-cell table:style-name="ce46" office:value-type="string">
            <text:p>Context: Role</text:p>
          </table:table-cell>
          <table:table-cell table:style-name="ce46" office:value-type="string">
            <text:p>Context: Supporting Role</text:p>
          </table:table-cell>
          <table:table-cell table:style-name="ce46" office:value-type="string">
            <text:p>Context: System Constraint</text:p>
          </table:table-cell>
          <table:table-cell table:style-name="ce46" office:value-type="string">
            <text:p>Editor's Notes</text:p>
          </table:table-cell>
          <table:table-cell table:style-name="ce9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PricingUpdate">
              <text:p>CataloguePricingUpdate</text:p>
            </table:table-cell>
            <table:table-cell table:style-name="ce2" office:value-type="string">
              <text:p>Catalogue Pricing Update. Details</text:p>
            </table:table-cell>
            <table:table-cell table:style-name="ce8"/>
            <table:table-cell table:style-name="ce8" office:value-type="string">
              <text:p>Catalogue Pricing Update</text:p>
            </table:table-cell>
            <table:table-cell table:style-name="ce8" table:number-columns-repeated="10"/>
            <table:table-cell table:style-name="ce18"/>
            <table:table-cell table:style-name="ce8" office:value-type="string">
              <text:p>ABIE</text:p>
            </table:table-cell>
            <table:table-cell table:style-name="ce25" office:value-type="string">
              <text:p>The document used to update information about prices on an existing Catalogue.</text:p>
            </table:table-cell>
            <table:table-cell table:style-name="ce25"/>
            <table:table-cell table:style-name="ce35"/>
            <table:table-cell table:style-name="ce39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8"/>
            <table:table-cell table:style-name="ce47" table:number-columns-repeated="113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Pricing Update. UBL Version Identifier. Identifier</text:p>
          </table:table-cell>
          <table:table-cell table:style-name="ce9"/>
          <table:table-cell office:value-type="string">
            <text:p>Catalogue Pricing Update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8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Pricing Update. Customization Identifier. Identifier</text:p>
          </table:table-cell>
          <table:table-cell table:style-name="ce9"/>
          <table:table-cell office:value-type="string">
            <text:p>Catalogue Pricing Update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6" office:value-type="string">
            <text:p>NE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8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Pricing Update. Profile Identifier. Identifier</text:p>
          </table:table-cell>
          <table:table-cell table:style-name="ce9"/>
          <table:table-cell office:value-type="string">
            <text:p>Catalogue Pricing Updat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6" office:value-type="string">
            <text:p>Identifies a user-defined profile of the subset of UBL being used.</text:p>
          </table:table-cell>
          <table:table-cell table:style-name="ce16" office:value-type="string">
            <text:p>BasicProcurementProces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8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Catalogue Pricing Update. Identifier</text:p>
          </table:table-cell>
          <table:table-cell/>
          <table:table-cell table:style-name="ce7" office:value-type="string">
            <text:p>Catalogue Pricing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Catalogue Revision assigned by the Seller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Catalogue Pricing Update. UUID. Identifier</text:p>
          </table:table-cell>
          <table:table-cell/>
          <table:table-cell office:value-type="string">
            <text:p>Catalogue Pricing Update</text:p>
          </table:table-cell>
          <table:table-cell/>
          <table:table-cell/>
          <table:table-cell table:style-name="ce7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universally unique identifier for an instance of this ABI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7" office:value-type="string">
            <text:p>Catalogue Pricing Update. Name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name given to the Catalogue Revision.</text:p>
          </table:table-cell>
          <table:table-cell office:value-type="string">
            <text:p>"Seasonal Promotion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Pricing Update. Issue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when the catalogue revision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Pricing Update. Issue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when the catalogue revision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7" office:value-type="string">
            <text:p>Catalogue Pricing Update. Revision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ce7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date assigned by the Seller on which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7" office:value-type="string">
            <text:p>Catalogue Pricing Update. Revision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ce7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Seller at which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Catalogue Pricing Update. Note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Pricing Update. Description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bes the Catalogue Revision.</text:p>
          </table:table-cell>
          <table:table-cell office:value-type="string">
            <text:p>" adjustment of prices for Christmas trading period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office:value-type="string">
            <text:p>Catalogue Pricing Update. Version. Identifier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Catalogue Pricing Update. Line Count. Numeric</text:p>
          </table:table-cell>
          <table:table-cell/>
          <table:table-cell office:value-type="string">
            <text:p>Catalogue Pricing Updat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number of lines in the document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3"/>
          <table:table-cell table:number-columns-repeated="112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Pricing Update. Validity_ Period. Period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Pricing Update. Related_ Catalogue Reference. Catalogue Referenc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Related</text:p>
          </table:table-cell>
          <table:table-cell table:style-name="ce10"/>
          <table:table-cell table:style-name="ce10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2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An association to the Catalogue containing the revised Item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Pricing Update. Referenced_ Contract. Contract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a framework agreement or contract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Pricing Update. Signatur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number-columns-repeated="2" table:style-name="ce10"/>
          <table:table-cell table:style-name="ce10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Signatur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One or more signatures applied to the document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Pricing Update. Provider_ Party.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3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Catalogue Provider Party.</text:p>
          </table:table-cell>
          <table:table-cell table:style-name="ce31"/>
          <table:table-cell table:style-name="ce37"/>
          <table:table-cell table:style-name="ce43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Pricing Update. Receiver_ Party.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3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Catalogue Receiver Party.</text:p>
          </table:table-cell>
          <table:table-cell table:style-name="ce31"/>
          <table:table-cell table:style-name="ce37"/>
          <table:table-cell table:style-name="ce43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Pricing Update. Seller_ Supplier Party. Supplier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The Supplier Party responsible for the contract to which the Catalogue relates.</text:p>
          </table:table-cell>
          <table:table-cell table:style-name="ce31"/>
          <table:table-cell table:style-name="ce37"/>
          <table:table-cell table:style-name="ce43" office:value-type="string">
            <text:p>2.0</text:p>
          </table:table-cell>
          <table:table-cell table:style-name="ce5" table:number-columns-repeated="2"/>
          <table:table-cell table:style-name="ce10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Pricing Update. Contractor_ Customer Party. Customer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The Customer Party responsible for the contract to which the Catalogue relates.</text:p>
          </table:table-cell>
          <table:table-cell table:style-name="ce31"/>
          <table:table-cell table:style-name="ce37"/>
          <table:table-cell table:style-name="ce43" office:value-type="string">
            <text:p>2.0</text:p>
          </table:table-cell>
          <table:table-cell table:style-name="ce5" table:number-columns-repeated="2"/>
          <table:table-cell table:style-name="ce10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Pricing Update. Trading Terms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number-columns-repeated="2" table:style-name="ce10"/>
          <table:table-cell table:style-name="ce10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Trading Terms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trading term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Pricing Update. Default_ Language. Languag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Default</text:p>
          </table:table-cell>
          <table:table-cell table:style-name="ce10"/>
          <table:table-cell table:style-name="ce10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Language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The default language for the catalogue pricing update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06"/>
          <table:table-cell table:style-name="ce3"/>
          <table:table-cell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PricingUpdateLine">
            <text:p>CataloguePricingUpdateLine</text:p>
          </table:table-cell>
          <table:table-cell table:style-name="ce4" office:value-type="string">
            <text:p>Catalogue Pricing Update. Catalogue Pricing Update Lin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number-columns-repeated="2" table:style-name="ce10"/>
          <table:table-cell table:style-name="ce10"/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Pricing Update Line</text:p>
          </table:table-cell>
          <table:table-cell table:style-name="ce10"/>
          <table:table-cell table:style-name="ce21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one or more Catalogue Pricing Update Line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3" table:number-columns-repeated="4"/>
          <table:table-cell table:style-name="ce38"/>
          <table:table-cell table:style-name="ce45"/>
          <table:table-cell table:style-name="ce6" table:number-columns-repeated="9"/>
          <table:table-cell table:number-columns-repeated="225"/>
        </table:table-row>
        <table:table-row table:style-name="ro4" table:number-rows-repeated="48">
          <table:table-cell table:number-columns-repeated="256"/>
        </table:table-row>
        <table:table-row table:style-name="ro5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3" table:number-columns-repeated="2"/>
          <table:table-cell table:style-name="ce38"/>
          <table:table-cell table:style-name="ce33"/>
          <table:table-cell table:style-name="ce6" table:number-columns-repeated="11"/>
          <table:table-cell table:number-columns-repeated="225"/>
        </table:table-row>
        <table:table-row table:style-name="ro4" table:number-rows-repeated="6545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atalogue Pricing Update'.$A$1" table:cell-range-address="$'Catalogue Pricing Update'.$A$1:.$IV$1"/>
        <table:named-expression table:name="BuiltIn_AutoFilter___1" table:base-cell-address="$'Catalogue Pricing Update'.$A$1" table:expression="&quot;$Invoice.$#REF!$#REF!:$#REF!$#REF!&quot;"/>
        <table:named-range table:name="Excel_BuiltIn_Print_Titles_1" table:base-cell-address="$'Catalogue Pricing Update'.$A$1" table:cell-range-address="$'Catalogue Pricing Update'.$A$2:.$IC$2"/>
        <table:named-expression table:name="Excel_BuiltIn_Print_Titles_1___0" table:base-cell-address="$'Catalogue Pricing Update'.$A$1" table:expression="&quot;$Invoice.$#REF!$#REF!:$#REF!$#REF!&quot;"/>
        <table:named-range table:name="Excel_BuiltIn_Print_Area_1" table:base-cell-address="$'Catalogue Pricing Update'.$A$1" table:cell-range-address="$'Catalogue Pricing Update'.$A$2:.$AE$23" table:range-usable-as="print-range"/>
        <table:named-range table:name="Excel_BuiltIn_Print_Titles_1 1" table:base-cell-address="$'Catalogue Pricing Update'.$A$1" table:cell-range-address="$'Catalogue Pricing Update'.$A$2:.$IV$2" table:range-usable-as="repeat-column repeat-row"/>
      </table:named-expressions>
      <table:database-ranges>
        <table:database-range table:name="Excel_BuiltIn__FilterDatabase_1" table:target-range-address="'Catalogue Pricing Update'.A1:'Catalogue Pricing Upda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Pricing_20_Update" style:display-name="PageStyle_Catalogue Pricing Upda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1:5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9"/>
  </office:meta>
</office:document-meta>
</file>